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lauf:</text:p>
      <text:list xml:id="list1721927958951564748" text:style-name="L1">
        <text:list-item>
          <text:p text:style-name="P3">Einrichtung</text:p>
        </text:list-item>
        <text:list-item>
          <text:p text:style-name="P4">Testreihenstart durch „<text:span text:style-name="T1">Test</text:span>“</text:p>
        </text:list-item>
        <text:list-item>
          <text:p text:style-name="P3">Authentifizieren durch „<text:span text:style-name="T1">Aufgabe</text:span>“</text:p>
        </text:list-item>
        <text:list-item>
          <text:p text:style-name="P3">Bei Erfolg zwei eigene Fragen hinzufügen: „<text:span text:style-name="T1">Lass mich eine Frage hinzufügen</text:span>“</text:p>
        </text:list-item>
      </text:list>
      <text:p text:style-name="Standard"/>
      <text:p text:style-name="Standard"/>
      <text:p text:style-name="P1">Folgende Fragen werden gestellt:</text:p>
      <text:p text:style-name="P1"/>
      <text:p text:style-name="P2">Was ist ihre Lieblingsfarbe?</text:p>
      <text:p text:style-name="P2">In welcher Stadt wohnen sie?</text:p>
      <text:p text:style-name="P2">in welcher Stadt wurden sie geboren?</text:p>
      <text:p text:style-name="P2">wie ist ihre Schuhgröße?</text:p>
      <text:p text:style-name="P2">wie ist ihre Körpergröße in Zentimetern?</text:p>
      <text:p text:style-name="P2">Von welcher Marke ist Ihr Handy?</text:p>
      <text:p text:style-name="P2">In welcher Hausnummer wohnen Sie?</text:p>
      <text:p text:style-name="P2">Was war Ihr erstes Haustier?</text:p>
      <text:p text:style-name="P2">Was war Ihr letztes Haustier?</text:p>
      <text:p text:style-name="P2">Was ist Ihr Lieblingsbuch?</text:p>
      <text:p text:style-name="P2">Was ist Ihr Lieblingsfilm?</text:p>
      <text:p text:style-name="P2">Was war Ihr Lieblingsfach in der Schule?</text:p>
      <text:p text:style-name="P2">Welches Fach mochten Sie am wenigsten in der Schule?</text:p>
      <text:p text:style-name="P2">Was ist Ihr Lieblingssport?</text:p>
      <text:p text:style-name="P2">Wie war der Vorname des Vaters ihres Vaters?</text:p>
      <text:p text:style-name="P2">Wie war der Vorname der Mutter Ihrer Mutter?</text:p>
      <text:p text:style-name="P2">Von welcher Marke ist Ihr Auto?</text:p>
      <text:p text:style-name="P2">Welche Marke hatte ihr erstes Auto?</text:p>
      <text:p text:style-name="P2">Wie war der Name Ihres ersten Freundes oder ihrer ersten Freundin?</text:p>
      <text:p text:style-name="P2">Was ist Ihr Lieblingsurlaubsland?</text:p>
      <text:p text:style-name="P2">Von welcher Marke ist Ihr Laptop?</text:p>
      <text:p text:style-name="P2">Von welcher Marke ist Ihr Tablet?</text:p>
      <text:p text:style-name="P2">Was war ihr erstes Musikinstrument?</text:p>
      <text:p text:style-name="P2">Welches Bier trinken Sie am liebsten?</text:p>
      <text:p text:style-name="P2">Was ist Ihre Lieblingsserie?</text:p>
      <text:p text:style-name="P2">Wie lautet Ihr Lieblingsinterpret?</text:p>
      <text:p text:style-name="P2">Was sind die letzten drei Ziffern ihrer Handynummer?</text:p>
      <text:p text:style-name="P2"/>
      <text:p text:style-name="P2">Wie viel Geld in vollen Euro haben sie beim letzten Amazon Kauf ausgegeben?</text:p>
      <text:p text:style-name="P2">Wie hoch war Ihre letzte PayPal-Überweisung in vollen Euro?</text:p>
      <text:p text:style-name="P2">Welches Festival oder Konzert haben Sie zuletzt besucht?</text:p>
      <text:p text:style-name="P2">Welchen Film haben Sie zuletzt gesehen?</text:p>
      <text:p text:style-name="P2">Welche Serie haben Sie zuletzt gesehen?</text:p>
      <text:p text:style-name="P2">Welchen Radiosender haben Sie zuletzt gehört?</text:p>
      <text:p text:style-name="P2">Was war die zuletzt installierte App auf Ihrem Smartphone?</text:p>
      <text:p text:style-name="P2">Was war die zuletzt installierte App auf Ihrem Tablet?</text:p>
      <text:p text:style-name="P2">Was war das letzte Buch, welches Sie gelesen haben?</text:p>
      <text:p text:style-name="P2">Was haben Sie zuletzt über Amazon bestell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</meta:initial-creator>
    <meta:creation-date>2018-03-24T20:14:26.24</meta:creation-date>
    <dc:date>2018-04-15T18:14:05.71</dc:date>
    <dc:creator>Anton M</dc:creator>
    <meta:editing-duration>PT20M1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43" meta:word-count="265" meta:character-count="1662"/>
  </office:meta>
</office:document-meta>
</file>